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ariable availabilit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1" table:default-cell-style-name="ce8"/>
        <table:table-column table:style-name="co5" table:number-columns-repeated="1010" table:default-cell-style-name="ce12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NUTS version</text:p>
          </table:table-cell>
          <table:table-cell table:style-name="ce1" office:value-type="string" calcext:value-type="string">
            <text:p>NUTS level</text:p>
          </table:table-cell>
          <table:table-cell table:style-name="ce7" office:value-type="string" calcext:value-type="string" table:number-columns-spanned="11" table:number-rows-spanned="1">
            <text:p>Year of survey or validity</text:p>
          </table:table-cell>
          <table:covered-table-cell table:number-columns-repeated="10" table:style-name="ce1"/>
          <table:table-cell table:style-name="ce1"/>
          <table:table-cell table:style-name="Default" table:number-columns-repeated="1009"/>
        </table:table-row>
        <table:table-row table:style-name="ro1">
          <table:table-cell table:style-name="Default" table:number-columns-repeated="3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Territorial typology à border regions (2007-2013)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 in national government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lity of government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 funds eligibility (2007-2013)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 funds eligibility (2014-2020)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employment rate of persons aged 15-74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ulation aged 25-64 with tertiary education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cial progress (Basic Human Needs, Wellbeing, Opportunity)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pulation change - Demographic balance and crude rates at regional level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ess to social services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ployment in agriculture, forestry and fishing; mining and quarrying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ixed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 Imag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achment to EU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pulation on 1 January by age, sex and NUTS 2 region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ázs Dukai</meta:initial-creator>
    <meta:creation-date>2017-06-20T14:51:59.736721563</meta:creation-date>
    <dc:date>2017-06-20T15:25:45.284093012</dc:date>
    <dc:creator>Balázs Dukai</dc:creator>
    <meta:editing-duration>PT33M18S</meta:editing-duration>
    <meta:editing-cycles>10</meta:editing-cycles>
    <meta:generator>LibreOffice/5.1.6.2$Linux_X86_64 LibreOffice_project/10m0$Build-2</meta:generator>
    <meta:document-statistic meta:table-count="1" meta:cell-count="86" meta:object-count="0"/>
  </office:meta>
</office:document-meta>
</file>